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ba179" officeooo:paragraph-rsid="001ba179"/>
    </style:style>
    <style:style style:name="P2" style:family="paragraph" style:parent-style-name="Standard">
      <style:text-properties officeooo:rsid="001cd19e" officeooo:paragraph-rsid="001cd19e"/>
    </style:style>
    <style:style style:name="P3" style:family="paragraph" style:parent-style-name="Standard">
      <style:paragraph-properties fo:text-align="center" style:justify-single-word="false"/>
      <style:text-properties officeooo:rsid="001cd19e" officeooo:paragraph-rsid="001cd19e"/>
    </style:style>
    <style:style style:name="P4" style:family="paragraph" style:parent-style-name="Standard">
      <style:text-properties officeooo:rsid="001f5b77" officeooo:paragraph-rsid="001f5b77"/>
    </style:style>
    <style:style style:name="P5" style:family="paragraph" style:parent-style-name="Standard">
      <style:text-properties officeooo:rsid="00208dd0" officeooo:paragraph-rsid="00208dd0"/>
    </style:style>
    <style:style style:name="P6" style:family="paragraph" style:parent-style-name="Standard">
      <style:text-properties officeooo:rsid="00208dd0" officeooo:paragraph-rsid="00211acb"/>
    </style:style>
    <style:style style:name="P7" style:family="paragraph" style:parent-style-name="Standard">
      <style:text-properties officeooo:paragraph-rsid="00211acb"/>
    </style:style>
    <style:style style:name="P8" style:family="paragraph" style:parent-style-name="Standard" style:list-style-name="L1">
      <style:text-properties officeooo:rsid="00208dd0" officeooo:paragraph-rsid="00208dd0"/>
    </style:style>
    <style:style style:name="P9" style:family="paragraph" style:parent-style-name="Standard" style:list-style-name="L1">
      <style:text-properties officeooo:rsid="00208dd0" officeooo:paragraph-rsid="00211acb"/>
    </style:style>
    <style:style style:name="P10" style:family="paragraph" style:parent-style-name="Standard">
      <style:text-properties officeooo:rsid="00211acb" officeooo:paragraph-rsid="00211acb"/>
    </style:style>
    <style:style style:name="P11" style:family="paragraph" style:parent-style-name="Standard" style:list-style-name="L2">
      <style:text-properties officeooo:rsid="00211acb" officeooo:paragraph-rsid="00211acb"/>
    </style:style>
    <style:style style:name="P12" style:family="paragraph" style:parent-style-name="Standard">
      <style:text-properties officeooo:rsid="002211e1" officeooo:paragraph-rsid="002211e1"/>
    </style:style>
    <style:style style:name="P13" style:family="paragraph" style:parent-style-name="Standard">
      <style:text-properties officeooo:rsid="00223484" officeooo:paragraph-rsid="00223484"/>
    </style:style>
    <style:style style:name="T1" style:family="text">
      <style:text-properties officeooo:rsid="001ba179"/>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officeooo:rsid="00211ac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General Details of the Assignment -1</text:span> </text:p>
      <text:p text:style-name="P3"/>
      <text:p text:style-name="P1">The source is divided into 2 parts, because of the incompatability issues with the cache counters and the floating point opeartion counters in the papi libraries . </text:p>
      <text:p text:style-name="P1"/>
      <text:p text:style-name="P1">The source files gccg.c is stored in the “Auxillary_souce_files” folder – with sub directories</text:p>
      <text:p text:style-name="P1">1. caches – specifying the source file with the cache event counters.</text:p>
      <text:p text:style-name="P2">2. mflops - <text:span text:style-name="T1">specifying the source file with the </text:span>floating point operations<text:span text:style-name="T1"> event counters.</text:span></text:p>
      <text:p text:style-name="P2"/>
      <text:p text:style-name="P4"><text:span text:style-name="T1">G</text:span>eneral usage of the files are as required in the assignment. The data files for initialisation must reside in the same folder as the executable. (That's a necessary part in my implemantation).</text:p>
      <text:p text:style-name="P4"/>
      <text:p text:style-name="P5">Once the executable is created, the running of the script is like</text:p>
      <text:p text:style-name="P5"/>
      <text:list xml:id="list6147148140149954068" text:style-name="L1">
        <text:list-item>
          <text:p text:style-name="P8">./gccg txt tjunc.dat run1_</text:p>
        </text:list-item>
        <text:list-item>
          <text:p text:style-name="P9">./gccg bin tjunc.bin run1_</text:p>
        </text:list-item>
      </text:list>
      <text:p text:style-name="P6"/>
      <text:p text:style-name="P10">The conversion to bin files is as mentioned in the assignment.</text:p>
      <text:p text:style-name="P10"/>
      <text:list xml:id="list2142745780095783454" text:style-name="L2">
        <text:list-item>
          <text:p text:style-name="P11">make binconv</text:p>
        </text:list-item>
      </text:list>
      <text:p text:style-name="P7"/>
      <text:p text:style-name="P12"><text:span text:style-name="T3">T</text:span>he results from the compiler flags and the psdats.dat are stored in the “data” folder and the sub directory “compiler_flags_data” and further they are divided into mflops and caches events.</text:p>
      <text:p text:style-name="P12"/>
      <text:p text:style-name="P13">In the data sheet for the binary file reading, the time considered is only the input initialisation time. Since, it is the only phase where the difference between text and binary files while take effect.</text:p>
      <text:p text:style-name="P6"/>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meta:initial-creator>
    <meta:creation-date>2013-11-06T00:59:06.191245698</meta:creation-date>
    <dc:date>2013-11-06T01:56:03.433765592</dc:date>
    <dc:creator>karthik </dc:creator>
    <meta:editing-duration>PT23M24S</meta:editing-duration>
    <meta:editing-cycles>9</meta:editing-cycles>
    <meta:generator>LibreOffice/4.1.2.3$Linux_X86_64 LibreOffice_project/410m0$Build-3</meta:generator>
    <meta:document-statistic meta:table-count="0" meta:image-count="0" meta:object-count="0" meta:page-count="1" meta:paragraph-count="14" meta:word-count="204" meta:character-count="1234" meta:non-whitespace-character-count="1041"/>
  </office:meta>
</office:document-meta>
</file>